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.5pt" officeooo:rsid="0019f352" officeooo:paragraph-rsid="0019f352" style:font-size-asian="10.5pt" style:font-size-complex="10.5pt"/>
    </style:style>
    <style:style style:name="P2" style:family="paragraph" style:parent-style-name="Standard">
      <style:text-properties fo:font-size="10.5pt" officeooo:rsid="001a9e09" officeooo:paragraph-rsid="001a9e09" style:font-size-asian="10.5pt" style:font-size-complex="10.5pt"/>
    </style:style>
    <style:style style:name="P3" style:family="paragraph" style:parent-style-name="Standard">
      <style:text-properties fo:font-size="10.5pt" officeooo:rsid="001b3c5f" officeooo:paragraph-rsid="001b3c5f" style:font-size-asian="10.5pt" style:font-size-complex="10.5pt"/>
    </style:style>
    <style:style style:name="P4" style:family="paragraph" style:parent-style-name="Standard">
      <style:text-properties fo:font-size="10.5pt" officeooo:rsid="001d4bdb" officeooo:paragraph-rsid="001d4bdb" style:font-size-asian="10.5pt" style:font-size-complex="10.5pt"/>
    </style:style>
    <style:style style:name="P5" style:family="paragraph" style:parent-style-name="Standard">
      <style:text-properties fo:font-size="10.5pt" fo:font-weight="bold" officeooo:rsid="0019f352" officeooo:paragraph-rsid="0019f352" style:font-size-asian="10.5pt" style:font-weight-asian="bold" style:font-size-complex="10.5pt" style:font-weight-complex="bold"/>
    </style:style>
    <style:style style:name="P6" style:family="paragraph" style:parent-style-name="Standard">
      <style:text-properties fo:font-size="10.5pt" fo:font-weight="bold" officeooo:rsid="0019f352" officeooo:paragraph-rsid="001a9e09" style:font-size-asian="10.5pt" style:font-weight-asian="bold" style:font-size-complex="10.5pt" style:font-weight-complex="bold"/>
    </style:style>
    <style:style style:name="P7" style:family="paragraph" style:parent-style-name="Standard">
      <style:text-properties fo:font-size="10.5pt" fo:font-weight="bold" officeooo:rsid="00265040" officeooo:paragraph-rsid="00265040" style:font-size-asian="10.5pt" style:font-weight-asian="bold" style:font-size-complex="10.5pt" style:font-weight-complex="bold"/>
    </style:style>
    <style:style style:name="P8" style:family="paragraph" style:parent-style-name="Standard">
      <style:text-properties fo:font-size="10.5pt" fo:font-style="italic" officeooo:rsid="001b3c5f" officeooo:paragraph-rsid="001b3c5f" style:font-size-asian="10.5pt" style:font-style-asian="italic" style:font-size-complex="10.5pt" style:font-style-complex="italic"/>
    </style:style>
    <style:style style:name="P9" style:family="paragraph" style:parent-style-name="Standard">
      <style:text-properties fo:font-size="10.5pt" fo:font-style="italic" officeooo:rsid="001e03c4" officeooo:paragraph-rsid="001e03c4" style:font-size-asian="10.5pt" style:font-style-asian="italic" style:font-size-complex="10.5pt" style:font-style-complex="italic"/>
    </style:style>
    <style:style style:name="P10" style:family="paragraph" style:parent-style-name="Standard">
      <style:text-properties fo:font-size="14pt" fo:font-weight="bold" officeooo:rsid="00265040" officeooo:paragraph-rsid="00265040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text-properties fo:font-size="10.5pt" officeooo:rsid="001a9e09" officeooo:paragraph-rsid="001a9e09" style:font-size-asian="10.5pt" style:font-size-complex="10.5pt"/>
    </style:style>
    <style:style style:name="P12" style:family="paragraph" style:parent-style-name="Standard" style:list-style-name="L2">
      <style:text-properties fo:font-size="10.5pt" officeooo:rsid="001b3c5f" officeooo:paragraph-rsid="001b3c5f" style:font-size-asian="10.5pt" style:font-size-complex="10.5pt"/>
    </style:style>
    <style:style style:name="P13" style:family="paragraph" style:parent-style-name="Standard" style:list-style-name="L3">
      <style:text-properties fo:font-size="10.5pt" officeooo:rsid="001b3c5f" officeooo:paragraph-rsid="001b3c5f" style:font-size-asian="10.5pt" style:font-size-complex="10.5pt"/>
    </style:style>
    <style:style style:name="P14" style:family="paragraph" style:parent-style-name="Standard" style:list-style-name="L6">
      <style:text-properties fo:font-size="10.5pt" officeooo:rsid="001fb1c6" officeooo:paragraph-rsid="001fb1c6" style:font-size-asian="10.5pt" style:font-size-complex="10.5pt"/>
    </style:style>
    <style:style style:name="P15" style:family="paragraph" style:parent-style-name="Standard" style:list-style-name="L4">
      <style:text-properties fo:font-size="10.5pt" fo:font-style="normal" officeooo:rsid="001e03c4" officeooo:paragraph-rsid="001e03c4" style:font-size-asian="10.5pt" style:font-style-asian="normal" style:font-size-complex="10.5pt" style:font-style-complex="normal"/>
    </style:style>
    <style:style style:name="P16" style:family="paragraph" style:parent-style-name="Standard" style:list-style-name="L5">
      <style:text-properties fo:font-size="10.5pt" fo:font-style="normal" officeooo:rsid="001e03c4" officeooo:paragraph-rsid="001e03c4" style:font-size-asian="10.5pt" style:font-style-asian="normal" style:font-size-complex="10.5pt" style:font-style-complex="normal"/>
    </style:style>
    <style:style style:name="P17" style:family="paragraph" style:parent-style-name="Standard" style:list-style-name="L6">
      <style:text-properties fo:font-size="10.5pt" fo:font-style="normal" officeooo:rsid="001e03c4" officeooo:paragraph-rsid="001e03c4" style:font-size-asian="10.5pt" style:font-style-asian="normal" style:font-size-complex="10.5pt" style:font-style-complex="normal"/>
    </style:style>
    <style:style style:name="P18" style:family="paragraph" style:parent-style-name="Standard" style:list-style-name="L6">
      <style:text-properties fo:font-size="10.5pt" fo:font-style="normal" officeooo:rsid="00200df4" officeooo:paragraph-rsid="00200df4" style:font-size-asian="10.5pt" style:font-style-asian="normal" style:font-size-complex="10.5pt" style:font-style-complex="normal"/>
    </style:style>
    <style:style style:name="P19" style:family="paragraph" style:parent-style-name="Standard" style:list-style-name="L10">
      <style:text-properties fo:font-size="10.5pt" fo:font-style="normal" officeooo:rsid="00256e5e" officeooo:paragraph-rsid="00256e5e" style:font-size-asian="10.5pt" style:font-style-asian="normal" style:font-size-complex="10.5pt" style:font-style-complex="normal"/>
    </style:style>
    <style:style style:name="P20" style:family="paragraph" style:parent-style-name="Standard" style:list-style-name="L7">
      <style:text-properties fo:font-size="10.5pt" fo:font-style="normal" fo:font-weight="normal" officeooo:rsid="001e03c4" officeooo:paragraph-rsid="001fb1c6" style:font-size-asian="10.5pt" style:font-style-asian="normal" style:font-weight-asian="normal" style:font-size-complex="10.5pt" style:font-style-complex="normal" style:font-weight-complex="normal"/>
    </style:style>
    <style:style style:name="P21" style:family="paragraph" style:parent-style-name="Standard" style:list-style-name="L8">
      <style:text-properties fo:font-size="10.5pt" fo:font-style="normal" fo:font-weight="normal" officeooo:rsid="001fb1c6" officeooo:paragraph-rsid="001fb1c6" style:font-size-asian="10.5pt" style:font-style-asian="normal" style:font-weight-asian="normal" style:font-size-complex="10.5pt" style:font-style-complex="normal" style:font-weight-complex="normal"/>
    </style:style>
    <style:style style:name="P22" style:family="paragraph" style:parent-style-name="Standard" style:list-style-name="L9">
      <style:text-properties fo:font-size="10.5pt" fo:font-style="normal" fo:font-weight="bold" officeooo:rsid="001fb1c6" officeooo:paragraph-rsid="001fb1c6" style:font-size-asian="10.5pt" style:font-style-asian="normal" style:font-weight-asian="bold" style:font-size-complex="10.5pt" style:font-style-complex="normal" style:font-weight-complex="bold"/>
    </style:style>
    <style:style style:name="P23" style:family="paragraph" style:parent-style-name="Standard" style:list-style-name="L7">
      <style:text-properties fo:font-size="10.5pt" fo:font-weight="normal" officeooo:paragraph-rsid="001fb1c6" style:font-size-asian="10.5pt" style:font-weight-asian="normal" style:font-size-complex="10.5pt" style:font-weight-complex="normal"/>
    </style:style>
    <style:style style:name="T1" style:family="text">
      <style:text-properties officeooo:rsid="001a9e09"/>
    </style:style>
    <style:style style:name="T2" style:family="text">
      <style:text-properties officeooo:rsid="001ca94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df30" style:font-weight-asian="bold" style:font-weight-complex="bold"/>
    </style:style>
    <style:style style:name="T5" style:family="text">
      <style:text-properties fo:font-weight="bold" officeooo:rsid="001a9e09" style:font-weight-asian="bold" style:font-weight-complex="bold"/>
    </style:style>
    <style:style style:name="T6" style:family="text">
      <style:text-properties officeooo:rsid="001d4bdb"/>
    </style:style>
    <style:style style:name="T7" style:family="text">
      <style:text-properties officeooo:rsid="001e03c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e03c4" style:font-style-asian="normal" style:font-style-complex="normal"/>
    </style:style>
    <style:style style:name="T10" style:family="text">
      <style:text-properties fo:font-style="normal" officeooo:rsid="001fb1c6" style:font-style-asian="normal" style:font-style-complex="normal"/>
    </style:style>
    <style:style style:name="T11" style:family="text">
      <style:text-properties fo:font-style="normal" officeooo:rsid="00224802" style:font-style-asian="normal" style:font-style-complex="normal"/>
    </style:style>
    <style:style style:name="T12" style:family="text">
      <style:text-properties officeooo:rsid="0021df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lan van aanpak</text:p>
      <text:p text:style-name="P7">Richard Deurwaarder</text:p>
      <text:p text:style-name="P6"/>
      <text:p text:style-name="P6">Doelstelling / Doel van scriptie</text:p>
      <text:p text:style-name="P2">Het doel van de scriptie is helderheid bieden in hoeverre <text:span text:style-name="T12">het</text:span> exploratie vs exploitatie <text:span text:style-name="T12">dilemma </text:span>van toepassing is bij <text:span text:style-name="T6">Monte Carlo Tree search </text:span>en <text:span text:style-name="T12">in hoeverre het nodig is</text:span> om tijd te investeren in het ‘tunen’ <text:span text:style-name="T12">van een oplossing voor dit dilemma</text:span> bij nieuwe problemen.</text:p>
      <text:p text:style-name="P1"/>
      <text:p text:style-name="P5">Hoofd- en deelvragen</text:p>
      <text:p text:style-name="P8">Hoofdvraag:</text:p>
      <text:list xml:id="list6500840917727674949" text:style-name="L1">
        <text:list-item>
          <text:p text:style-name="P11">Is een optimale c parameter waarde in MCTS UCT significant beter? (de c parameter stuurt exploratie vs exploitatie)</text:p>
        </text:list-item>
      </text:list>
      <text:p text:style-name="P8">Deelvragen:</text:p>
      <text:list xml:id="list6026616437334905364" text:style-name="L2">
        <text:list-item>
          <text:p text:style-name="P12">Wanneer is een waarde optimaal in een spel van Othello?</text:p>
        </text:list-item>
      </text:list>
      <text:list xml:id="list7390157494609901027" text:style-name="L3">
        <text:list-item>
          <text:p text:style-name="P13">Is er een optimale waarde? <text:span text:style-name="T7">Convergeert</text:span> het voor een specifiek probleem?</text:p>
        </text:list-item>
        <text:list-item>
          <text:p text:style-name="P13">Als er een optimale waarde is, geldt deze dan ook voor varianten op het probleem?</text:p>
        </text:list-item>
        <text:list-item>
          <text:p text:style-name="P13">In hoeverre is deze optimale waarde significant? Hoe ver mag een waarde van het ‘optimum’ af zitten voor het praktische nadelen heeft.</text:p>
        </text:list-item>
      </text:list>
      <text:p text:style-name="P6"/>
      <text:p text:style-name="P6">Onderzoeksmethode / <text:span text:style-name="T1">O</text:span>p welke wijze ga ik onderzoek doen</text:p>
      <text:p text:style-name="P3">Stuk software <text:span text:style-name="T2">schrijven waarmee ik gemakkelijk experimenten kan uitvoeren. Een los experiment zou moeten bestaan uit 2 spelers die op basis van MCTS-UCT met ieder een aparte waarde voor de c parameter het spel tegen elkaar uitspelen. Hier komt een binaire uitslag uit, win of verlies.</text:span></text:p>
      <text:p text:style-name="P3"/>
      <text:p text:style-name="P4">Hier aan toegevoegd is een manier om tot optimale c waardes te komen. Met een klein evolutionair algoritme kan een populatie gemaakt worden van c waardes, die tegen elkaar zullen spelen. Winnaars zullen in de nieuwe populatie komen en een clone van deze zullen gemuteerd worden.</text:p>
      <text:p text:style-name="P4">Na een aantal generaties zou het gemiddelde van deze populatie de geconvergeerde waarde moeten zijn.</text:p>
      <text:p text:style-name="P3"/>
      <text:p text:style-name="P1"><text:span text:style-name="T4">P</text:span><text:span text:style-name="T3">lannin</text:span><text:span text:style-name="T5">g</text:span></text:p>
      <text:p text:style-name="P9">Al uitgewerkt:</text:p>
      <text:list xml:id="list4580606384358705727" text:style-name="L4">
        <text:list-item>
          <text:p text:style-name="P15">Initiële plan van aanpak gemaakt</text:p>
        </text:list-item>
      </text:list>
      <text:list xml:id="list7158199844640078888" text:style-name="L5">
        <text:list-item>
          <text:p text:style-name="P16">Software ontwikkelt</text:p>
        </text:list-item>
        <text:list-item>
          <text:p text:style-name="P16">Initiële literatuur studie om te onderzoeken wat er gezegd wordt over de c parameter en waarom deze in het algoritme / policy zit.</text:p>
        </text:list-item>
        <text:list-item>
          <text:p text:style-name="P16">Ruwe uitlijning van paper opgesteld.</text:p>
        </text:list-item>
      </text:list>
      <text:p text:style-name="P9">Nog uit te werken, in chronologische volgorde:</text:p>
      <text:list xml:id="list595778548590032977" text:style-name="L6">
        <text:list-item>
          <text:p text:style-name="P17">Introductie van paper met achtergrond informatie uitwerken. Uitleg over </text:p>
        </text:list-item>
      </text:list>
      <text:list xml:id="list6612949929278727653" text:style-name="L7">
        <text:list-item>
          <text:p text:style-name="P20">Othello</text:p>
        </text:list-item>
        <text:list-item>
          <text:p text:style-name="P20">MCTS</text:p>
        </text:list-item>
        <text:list-item>
          <text:p text:style-name="P23"><text:span text:style-name="T9">UCT</text:span></text:p>
          <text:p text:style-name="P23"><text:span text:style-name="T9">Exploratie vs Exploitatie </text:span><text:span text:style-name="T11">dilemma</text:span></text:p>
        </text:list-item>
        <text:list-item>
          <text:p text:style-name="P20">Practische informatie over software / uitvoer experimenten</text:p>
        </text:list-item>
      </text:list>
      <text:list xml:id="list204446596951033" text:continue-list="list595778548590032977" text:style-name="L6">
        <text:list-item>
          <text:p text:style-name="P14"><text:span text:style-name="T9">B</text:span><text:span text:style-name="T8">epalen hoe ik de experimenten wil gaan uitvoeren:</text:span></text:p>
        </text:list-item>
      </text:list>
      <text:list xml:id="list1788222006053244418" text:style-name="L8">
        <text:list-item>
          <text:p text:style-name="P21">Hoeveel denktijd per zet</text:p>
        </text:list-item>
      </text:list>
      <text:list xml:id="list135096627385758864" text:style-name="L9">
        <text:list-item>
          <text:p text:style-name="P22">wat is de range van mogelijke waardes, zijn er waardes die niet kunnen (negatieve waardes?)</text:p>
        </text:list-item>
        <text:list-item>
          <text:p text:style-name="P22">wanneer is de c waarde geconvergeerd, hoeveel cijfers achter de comma</text:p>
        </text:list-item>
      </text:list>
      <text:list xml:id="list204447259356631" text:continue-list="list204446596951033" text:style-name="L6">
        <text:list-item>
          <text:p text:style-name="P18">Uitgebreide uitleg over welke experimenten zijn uitgevoerd, waarom deze zijn uitgevoerd (=antwoord op deelvragen) en wat het resultaat is.</text:p>
        </text:list-item>
      </text:list>
      <text:list xml:id="list4015425711083626060" text:style-name="L10">
        <text:list-item>
          <text:p text:style-name="P19">Initieel wil ik testen of en in welke mate verschillen in c waardes uitmaken. Dit kan getest worden door steeds 2 waardes een paar 100 keer tegen elkaar te laten spelen en kijken wat de win percentages zijn. Op het moment dat dit richting 50% gaat is het verschil niet meer significant.</text:p>
        </text:list-item>
        <text:list-item>
          <text:p text:style-name="P19">Vervolgens wil ik kijken wat de optimale waarde is voor othello, zonder domain knowledge in de simulatie.</text:p>
        </text:list-item>
        <text:list-item>
          <text:p text:style-name="P19">Daarna wil ik kijken wat de optimale waarde is voor Othello met domain knowledge en in welke mate deze verschilt van het experiment daarvoor</text:p>
        </text:list-item>
      </text:list>
      <text:list xml:id="list204446482203798" text:continue-list="list204447259356631" text:style-name="L6">
        <text:list-item>
          <text:p text:style-name="P18">Conclusie op basis van de resultaten / antwoorden op de deelvrag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7:04:42.108531073</meta:creation-date>
    <dc:date>2017-04-26T20:44:45.091242043</dc:date>
    <meta:editing-duration>P2DT10H7M17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38" meta:word-count="505" meta:character-count="3004" meta:non-whitespace-character-count="2560"/>
  </office:meta>
</office:document-meta>
</file>